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26_11-54-39_000.jpg</text:p>
          </table:table-cell>
          <table:table-cell table:style-name="ce17" office:value-type="string">
            <text:p>:m RES 1*1 / free# JVEMV6 37#21.8_2 / 37. miscs of miscs / 21. math&amp;physics / 8. gauge-theory;ゲージ理論 / w:一般化座標；ラグランジュ関数；解析力学；最小作用の原理；作用汎関数；極小値；停留条件；ラグランジュ運動方程式 / N+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2]=&quot;&quot;;[.C2];CONCATENATE([.C2];&quot; / &quot;;[.E2]))" office:value-type="string" office:string-value=":m RES 1*1 / free# JVEMV6 37#21.8_2 / 37. miscs of miscs / 21. math&amp;physics / 8. gauge-theory;ゲージ理論 / w:一般化座標；ラグランジュ関数；解析力学；最小作用の原理；作用汎関数；極小値；停留条件；ラグランジュ運動方程式 / N+">
            <text:p>:m RES 1*1 / free# JVEMV6 37#21.8_2 / 37. miscs of miscs / 21. math&amp;physics / 8. gauge-theory;ゲージ理論 / w:一般化座標；ラグランジュ関数；解析力学；最小作用の原理；作用汎関数；極小値；停留条件；ラグランジュ運動方程式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26_12-26-54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9121 E-139-34-49.379882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26_13-34-57_000.jpg</text:p>
          </table:table-cell>
          <table:table-cell table:style-name="ce8" office:value-type="string">
            <text:p>:m 東和 PHOTO / 201027tu / 大船駅 / 大船ビル / １名 / 松電工（森下組） / 資料：天気</text:p>
          </table:table-cell>
          <table:table-cell table:style-name="ce33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4" table:formula="of:=IF([.E4]=&quot;&quot;;[.C4];CONCATENATE([.C4];&quot; / &quot;;[.E4]))" office:value-type="string" office:string-value=":m 東和 PHOTO / 201027tu / 大船駅 / 大船ビル / １名 / 松電工（森下組） / 資料：天気">
            <text:p>:m 東和 PHOTO / 201027tu / 大船駅 / 大船ビル / １名 / 松電工（森下組） / 資料：天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6_14-46-04_000.jpg</text:p>
          </table:table-cell>
          <table:table-cell table:style-name="ce22" office:value-type="string">
            <text:p>:m RES 1*1 / free# JVEMV6 44#13.51.1_5 / 44. currency / 13. TASKS / 51. observe / 1. specific-selections:prev 4 bars ==&gt; all up-down / pair=A*J,period=M5,time=~,trade=BUY,pattern=prev-4-up / new-pattern+:C1-F-C2~+5.2pips,newy-symbol=S || morph-sequence=G2~X~G2~G1~X~C2~G2~G1... / N+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5]=&quot;&quot;;[.C5];CONCATENATE([.C5];&quot; / &quot;;[.E5]))" office:value-type="string" office:string-value=":m RES 1*1 / free# JVEMV6 44#13.51.1_5 / 44. currency / 13. TASKS / 51. observe / 1. specific-selections:prev 4 bars ==&gt; all up-down / pair=A*J,period=M5,time=~,trade=BUY,pattern=prev-4-up / new-pattern+:C1-F-C2~+5.2pips,newy-symbol=S || morph-sequence=G2~X~G2~G1~X~C2~G2~G1... / N+">
            <text:p>:m RES 1*1 / free# JVEMV6 44#13.51.1_5 / 44. currency / 13. TASKS / 51. observe / 1. specific-selections:prev 4 bars ==&gt; all up-down / pair=A*J,period=M5,time=~,trade=BUY,pattern=prev-4-up / new-pattern+:C1-F-C2~+5.2pips,newy-symbol=S || morph-sequence=G2~X~G2~G1~X~C2~G2~G1...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6_15-34-45_000.jpg</text:p>
          </table:table-cell>
          <table:table-cell table:style-name="ce17" office:value-type="string">
            <text:p>:m RES 1*1 / free# JVEMV6 37#21.9_1 / 37. miscs of miscs / 21. math&amp;physics / 9. randomness / w:randomness;頻度；情報エントロピー；確率変数；事象空間 / N+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6]=&quot;&quot;;[.C6];CONCATENATE([.C6];&quot; / &quot;;[.E6]))" office:value-type="string" office:string-value=":m RES 1*1 / free# JVEMV6 37#21.9_1 / 37. miscs of miscs / 21. math&amp;physics / 9. randomness / w:randomness;頻度；情報エントロピー；確率変数；事象空間 / N+">
            <text:p>:m RES 1*1 / free# JVEMV6 37#21.9_1 / 37. miscs of miscs / 21. math&amp;physics / 9. randomness / w:randomness;頻度；情報エントロピー；確率変数；事象空間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26_16-21-29_000.jpg</text:p>
          </table:table-cell>
          <table:table-cell table:style-name="ce8" office:value-type="string">
            <text:p>:m 東和 PHOTO / 201027tu / 大船駅 / 大船ビル / １名 / 松電工（森下組） / 指示書：交通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7]=&quot;&quot;;[.C7];CONCATENATE([.C7];&quot; / &quot;;[.E7]))" office:value-type="string" office:string-value=":m 東和 PHOTO / 201027tu / 大船駅 / 大船ビル / １名 / 松電工（森下組） / 指示書：交通">
            <text:p>:m 東和 PHOTO / 201027tu / 大船駅 / 大船ビル / １名 / 松電工（森下組） / 指示書：交通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26_16-21-40_000.jpg</text:p>
          </table:table-cell>
          <table:table-cell table:style-name="ce8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8]=&quot;&quot;;[.C8];CONCATENATE([.C8];&quot; / &quot;;[.E8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26_16-21-40_001.jpg</text:p>
          </table:table-cell>
          <table:table-cell table:style-name="ce8" office:value-type="string">
            <text:p>:m 東和 PHOTO / 201027tu / 大船駅 / 大船ビル / １名 / 松電工（森下組） / 資料：指示書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9]=&quot;&quot;;[.C9];CONCATENATE([.C9];&quot; / &quot;;[.E9]))" office:value-type="string" office:string-value=":m 東和 PHOTO / 201027tu / 大船駅 / 大船ビル / １名 / 松電工（森下組） / 資料：指示書">
            <text:p>:m 東和 PHOTO / 201027tu / 大船駅 / 大船ビル / １名 / 松電工（森下組） / 資料：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26_16-24-39_000.jpg</text:p>
          </table:table-cell>
          <table:table-cell table:style-name="ce8" office:value-type="string">
            <text:p>:m 東和 PHOTO / 201027tu / 大船駅 / 大船ビル / １名 / 松電工（森下組） / 資料：交通</text:p>
          </table:table-cell>
          <table:table-cell table:style-name="ce18"/>
          <table:table-cell table:style-name="ce4"/>
          <table:table-cell table:style-name="ce4" office:value-type="string">
            <text:p>N-35-35-28.504943 E-139-34-49.105224</text:p>
          </table:table-cell>
          <table:table-cell table:style-name="ce34" table:formula="of:=IF([.E10]=&quot;&quot;;[.C10];CONCATENATE([.C10];&quot; / &quot;;[.E10]))" office:value-type="string" office:string-value=":m 東和 PHOTO / 201027tu / 大船駅 / 大船ビル / １名 / 松電工（森下組） / 資料：交通">
            <text:p>:m 東和 PHOTO / 201027tu / 大船駅 / 大船ビル / １名 / 松電工（森下組） / 資料：交通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26_16-25-00_000.jpg</text:p>
          </table:table-cell>
          <table:table-cell table:style-name="ce8" office:value-type="string">
            <text:p>:m 東和 PHOTO / 201027tu / 大船駅 / 大船ビル / １名 / 松電工（森下組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11]=&quot;&quot;;[.C11];CONCATENATE([.C11];&quot; / &quot;;[.E11]))" office:value-type="string" office:string-value=":m 東和 PHOTO / 201027tu / 大船駅 / 大船ビル / １名 / 松電工（森下組） / 資料：スケジュール">
            <text:p>:m 東和 PHOTO / 201027tu / 大船駅 / 大船ビル / １名 / 松電工（森下組） / 資料：スケジュー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26_16-26-01_000.jpg</text:p>
          </table:table-cell>
          <table:table-cell table:style-name="ce8" office:value-type="string">
            <text:p>:m 東和 PHOTO / 201027tu / 大船駅 / 大船ビル / １名 / 松電工（森下組） / 資料：地図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12]=&quot;&quot;;[.C12];CONCATENATE([.C12];&quot; / &quot;;[.E12]))" office:value-type="string" office:string-value=":m 東和 PHOTO / 201027tu / 大船駅 / 大船ビル / １名 / 松電工（森下組） / 資料：地図">
            <text:p>:m 東和 PHOTO / 201027tu / 大船駅 / 大船ビル / １名 / 松電工（森下組） / 資料：地図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26_16-30-37_000.jpg</text:p>
          </table:table-cell>
          <table:table-cell table:style-name="ce8" office:value-type="string">
            <text:p>:m 東和 PHOTO / 201027tu / 大船駅 / 大船ビル / １名 / 松電工（森下組） / 資料：地図：ストリート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13]=&quot;&quot;;[.C13];CONCATENATE([.C13];&quot; / &quot;;[.E13]))" office:value-type="string" office:string-value=":m 東和 PHOTO / 201027tu / 大船駅 / 大船ビル / １名 / 松電工（森下組） / 資料：地図：ストリート">
            <text:p>:m 東和 PHOTO / 201027tu / 大船駅 / 大船ビル / １名 / 松電工（森下組） / 資料：地図：ストリート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26_17-34-33_000.jpg</text:p>
          </table:table-cell>
          <table:table-cell table:style-name="ce8" office:value-type="string">
            <text:p>:m 食べた物　間食 / インスタントラーメン；袋入り：「昔ながらの」</text:p>
          </table:table-cell>
          <table:table-cell table:style-name="ce18"/>
          <table:table-cell table:style-name="ce4"/>
          <table:table-cell table:style-name="ce4" office:value-type="string">
            <text:p>N-35-35-28.669738 E-139-34-48.940429</text:p>
          </table:table-cell>
          <table:table-cell table:style-name="ce34" table:formula="of:=IF([.E14]=&quot;&quot;;[.C14];CONCATENATE([.C14];&quot; / &quot;;[.E14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26_18-04-27_000.jpg</text:p>
          </table:table-cell>
          <table:table-cell table:style-name="ce17" office:value-type="string">
            <text:p>:m RES 1*1 / free# JVEMV6 37#21.8_3 / 37. miscs of miscs / 21. math&amp;physics / 8. gauge-theory;ゲージ理論 / w:二重振り子；一般化座標；一般化運動量；並進対称性；保存量；一般化速度；力場 / N+</text:p>
          </table:table-cell>
          <table:table-cell table:style-name="ce19"/>
          <table:table-cell table:style-name="ce4"/>
          <table:table-cell table:style-name="ce4" office:value-type="string">
            <text:p>N-35-35-28.559875 E-139-34-49.105224</text:p>
          </table:table-cell>
          <table:table-cell table:style-name="ce34" table:formula="of:=IF([.E15]=&quot;&quot;;[.C15];CONCATENATE([.C15];&quot; / &quot;;[.E15]))" office:value-type="string" office:string-value=":m RES 1*1 / free# JVEMV6 37#21.8_3 / 37. miscs of miscs / 21. math&amp;physics / 8. gauge-theory;ゲージ理論 / w:二重振り子；一般化座標；一般化運動量；並進対称性；保存量；一般化速度；力場 / N+">
            <text:p>:m RES 1*1 / free# JVEMV6 37#21.8_3 / 37. miscs of miscs / 21. math&amp;physics / 8. gauge-theory;ゲージ理論 / w:二重振り子；一般化座標；一般化運動量；並進対称性；保存量；一般化速度；力場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26_20-29-51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4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0-26_22-13-58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17]=&quot;&quot;;[.C17];CONCATENATE([.C17];&quot; / &quot;;[.E17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0-27_04-04-31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0-27_05-21-00_000.jpg</text:p>
          </table:table-cell>
          <table:table-cell table:style-name="ce8" office:value-type="string">
            <text:p>:m 東和 PHOTO / 201027tu / 大船駅 / 大船ビル / １名 / 松電工（森下組） / 出発時間 / N-35-35-28.367614 E-139-34-49.764404</text:p>
          </table:table-cell>
          <table:table-cell table:style-name="ce17"/>
          <table:table-cell table:style-name="ce4" table:formula="of:=[.F19]" office:value-type="string" office:string-value="N-35-35-28.367614 E-139-34-49.764404">
            <text:p>N-35-35-28.367614 E-139-34-49.764404</text:p>
          </table:table-cell>
          <table:table-cell table:style-name="ce4" office:value-type="string">
            <text:p>N-35-35-28.367614 E-139-34-49.764404</text:p>
          </table:table-cell>
          <table:table-cell table:style-name="ce34" table:formula="of:=IF([.E19]=&quot;&quot;;[.C19];CONCATENATE([.C19];&quot; / &quot;;[.E19]))" office:value-type="string" office:string-value=":m 東和 PHOTO / 201027tu / 大船駅 / 大船ビル / １名 / 松電工（森下組） / 出発時間 / N-35-35-28.367614 E-139-34-49.764404 / N-35-35-28.367614 E-139-34-49.764404">
            <text:p>:m 東和 PHOTO / 201027tu / 大船駅 / 大船ビル / １名 / 松電工（森下組） / 出発時間 / N-35-35-28.367614 E-139-34-49.764404 / N-35-35-28.367614 E-139-34-49.764404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0-27_06-49-00_000.jpg</text:p>
          </table:table-cell>
          <table:table-cell table:style-name="ce8" office:value-type="string">
            <text:p>:m 東和 PHOTO / 201027tu / 大船駅 / 大船ビル / １名 / 松電工（森下組） / 現場状況 / N-35-21-17.160644 E-139-31-50.357666</text:p>
          </table:table-cell>
          <table:table-cell table:style-name="ce18"/>
          <table:table-cell table:style-name="ce4" table:formula="of:=[.F20]" office:value-type="string" office:string-value="N-35-21-17.160644 E-139-31-50.357666">
            <text:p>N-35-21-17.160644 E-139-31-50.357666</text:p>
          </table:table-cell>
          <table:table-cell table:style-name="ce4" office:value-type="string">
            <text:p>N-35-21-17.160644 E-139-31-50.357666</text:p>
          </table:table-cell>
          <table:table-cell table:style-name="ce34" table:formula="of:=IF([.E20]=&quot;&quot;;[.C20];CONCATENATE([.C20];&quot; / &quot;;[.E20]))" office:value-type="string" office:string-value=":m 東和 PHOTO / 201027tu / 大船駅 / 大船ビル / １名 / 松電工（森下組） / 現場状況 / N-35-21-17.160644 E-139-31-50.357666 / N-35-21-17.160644 E-139-31-50.357666">
            <text:p>:m 東和 PHOTO / 201027tu / 大船駅 / 大船ビル / １名 / 松電工（森下組） / 現場状況 / N-35-21-17.160644 E-139-31-50.357666 / N-35-21-17.160644 E-139-31-50.35766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0-27_06-49-12_000.jpg</text:p>
          </table:table-cell>
          <table:table-cell table:style-name="ce8" office:value-type="string">
            <text:p>:m 東和 PHOTO / 201027tu / 大船駅 / 大船ビル / １名 / 松電工（森下組） / 現場状況 / N-35-21-17.160644 E-139-31-50.357666</text:p>
          </table:table-cell>
          <table:table-cell table:style-name="ce19"/>
          <table:table-cell table:style-name="ce4" table:formula="of:=[.F21]" office:value-type="string" office:string-value="N-35-21-17.160644 E-139-31-50.357666">
            <text:p>N-35-21-17.160644 E-139-31-50.357666</text:p>
          </table:table-cell>
          <table:table-cell table:style-name="ce4" office:value-type="string">
            <text:p>N-35-21-17.160644 E-139-31-50.357666</text:p>
          </table:table-cell>
          <table:table-cell table:style-name="ce34" table:formula="of:=IF([.E21]=&quot;&quot;;[.C21];CONCATENATE([.C21];&quot; / &quot;;[.E21]))" office:value-type="string" office:string-value=":m 東和 PHOTO / 201027tu / 大船駅 / 大船ビル / １名 / 松電工（森下組） / 現場状況 / N-35-21-17.160644 E-139-31-50.357666 / N-35-21-17.160644 E-139-31-50.357666">
            <text:p>:m 東和 PHOTO / 201027tu / 大船駅 / 大船ビル / １名 / 松電工（森下組） / 現場状況 / N-35-21-17.160644 E-139-31-50.357666 / N-35-21-17.160644 E-139-31-50.35766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0-27_06-49-20_000.jpg</text:p>
          </table:table-cell>
          <table:table-cell table:style-name="ce8" office:value-type="string">
            <text:p>:m 東和 PHOTO / 201027tu / 大船駅 / 大船ビル / １名 / 松電工（森下組） / 現場状況 / N-35-21-17.297973 E-139-31-50.412597</text:p>
          </table:table-cell>
          <table:table-cell table:style-name="ce19"/>
          <table:table-cell table:style-name="ce4" table:formula="of:=[.F22]" office:value-type="string" office:string-value="N-35-21-17.297973 E-139-31-50.412597">
            <text:p>N-35-21-17.297973 E-139-31-50.412597</text:p>
          </table:table-cell>
          <table:table-cell table:style-name="ce4" office:value-type="string">
            <text:p>N-35-21-17.297973 E-139-31-50.412597</text:p>
          </table:table-cell>
          <table:table-cell table:style-name="ce34" table:formula="of:=IF([.E22]=&quot;&quot;;[.C22];CONCATENATE([.C22];&quot; / &quot;;[.E22]))" office:value-type="string" office:string-value=":m 東和 PHOTO / 201027tu / 大船駅 / 大船ビル / １名 / 松電工（森下組） / 現場状況 / N-35-21-17.297973 E-139-31-50.412597 / N-35-21-17.297973 E-139-31-50.412597">
            <text:p>:m 東和 PHOTO / 201027tu / 大船駅 / 大船ビル / １名 / 松電工（森下組） / 現場状況 / N-35-21-17.297973 E-139-31-50.412597 / N-35-21-17.297973 E-139-31-50.412597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0-27_06-49-32_000.jpg</text:p>
          </table:table-cell>
          <table:table-cell table:style-name="ce8" office:value-type="string">
            <text:p>:m 東和 PHOTO / 201027tu / 大船駅 / 大船ビル / １名 / 松電工（森下組） / 現場状況 / N-35-21-16.19934 E-139-31-50.247802</text:p>
          </table:table-cell>
          <table:table-cell table:style-name="ce16"/>
          <table:table-cell table:style-name="ce4" table:formula="of:=[.F23]" office:value-type="string" office:string-value="N-35-21-16.19934 E-139-31-50.247802">
            <text:p>N-35-21-16.19934 E-139-31-50.247802</text:p>
          </table:table-cell>
          <table:table-cell table:style-name="ce4" office:value-type="string">
            <text:p>N-35-21-16.19934 E-139-31-50.247802</text:p>
          </table:table-cell>
          <table:table-cell table:style-name="ce34" table:formula="of:=IF([.E23]=&quot;&quot;;[.C23];CONCATENATE([.C23];&quot; / &quot;;[.E23]))" office:value-type="string" office:string-value=":m 東和 PHOTO / 201027tu / 大船駅 / 大船ビル / １名 / 松電工（森下組） / 現場状況 / N-35-21-16.19934 E-139-31-50.247802 / N-35-21-16.19934 E-139-31-50.247802">
            <text:p>:m 東和 PHOTO / 201027tu / 大船駅 / 大船ビル / １名 / 松電工（森下組） / 現場状況 / N-35-21-16.19934 E-139-31-50.247802 / N-35-21-16.19934 E-139-31-50.24780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0-27_06-49-57_000.jpg</text:p>
          </table:table-cell>
          <table:table-cell table:style-name="ce8" office:value-type="string">
            <text:p>:m 東和 PHOTO / 201027tu / 大船駅 / 大船ビル / １名 / 松電工（森下組） / 現場状況 / N-35-21-17.28424 E-139-31-50.357666</text:p>
          </table:table-cell>
          <table:table-cell table:style-name="ce4"/>
          <table:table-cell table:style-name="ce4" table:formula="of:=[.F24]" office:value-type="string" office:string-value="N-35-21-17.28424 E-139-31-50.357666">
            <text:p>N-35-21-17.28424 E-139-31-50.357666</text:p>
          </table:table-cell>
          <table:table-cell table:style-name="ce4" office:value-type="string">
            <text:p>N-35-21-17.28424 E-139-31-50.357666</text:p>
          </table:table-cell>
          <table:table-cell table:style-name="ce34" table:formula="of:=IF([.E24]=&quot;&quot;;[.C24];CONCATENATE([.C24];&quot; / &quot;;[.E24]))" office:value-type="string" office:string-value=":m 東和 PHOTO / 201027tu / 大船駅 / 大船ビル / １名 / 松電工（森下組） / 現場状況 / N-35-21-17.28424 E-139-31-50.357666 / N-35-21-17.28424 E-139-31-50.357666">
            <text:p>:m 東和 PHOTO / 201027tu / 大船駅 / 大船ビル / １名 / 松電工（森下組） / 現場状況 / N-35-21-17.28424 E-139-31-50.357666 / N-35-21-17.28424 E-139-31-50.35766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0-27_07-14-16_000.jpg</text:p>
          </table:table-cell>
          <table:table-cell table:style-name="ce8" office:value-type="string">
            <text:p>:m 東和 PHOTO / 201027tu / 大船駅 / 大船ビル / １名 / 松電工（森下組） / 現場状況 / N-35-21-15.650024 E-139-31-47.995605</text:p>
          </table:table-cell>
          <table:table-cell table:style-name="ce4"/>
          <table:table-cell table:style-name="ce4" table:formula="of:=[.F25]" office:value-type="string" office:string-value="N-35-21-15.650024 E-139-31-47.995605">
            <text:p>N-35-21-15.650024 E-139-31-47.995605</text:p>
          </table:table-cell>
          <table:table-cell table:style-name="ce4" office:value-type="string">
            <text:p>N-35-21-15.650024 E-139-31-47.995605</text:p>
          </table:table-cell>
          <table:table-cell table:style-name="ce34" table:formula="of:=IF([.E25]=&quot;&quot;;[.C25];CONCATENATE([.C25];&quot; / &quot;;[.E25]))" office:value-type="string" office:string-value=":m 東和 PHOTO / 201027tu / 大船駅 / 大船ビル / １名 / 松電工（森下組） / 現場状況 / N-35-21-15.650024 E-139-31-47.995605 / N-35-21-15.650024 E-139-31-47.995605">
            <text:p>:m 東和 PHOTO / 201027tu / 大船駅 / 大船ビル / １名 / 松電工（森下組） / 現場状況 / N-35-21-15.650024 E-139-31-47.995605 / N-35-21-15.650024 E-139-31-47.99560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0-27_07-14-19_000.jpg</text:p>
          </table:table-cell>
          <table:table-cell table:style-name="ce8" office:value-type="string">
            <text:p>:m 東和 PHOTO / 201027tu / 大船駅 / 大船ビル / １名 / 松電工（森下組） / 現場状況 / N-35-21-15.650024 E-139-31-47.995605</text:p>
          </table:table-cell>
          <table:table-cell table:style-name="ce18"/>
          <table:table-cell table:style-name="ce4" table:formula="of:=[.F26]" office:value-type="string" office:string-value="N-35-21-15.650024 E-139-31-47.995605">
            <text:p>N-35-21-15.650024 E-139-31-47.995605</text:p>
          </table:table-cell>
          <table:table-cell table:style-name="ce4" office:value-type="string">
            <text:p>N-35-21-15.650024 E-139-31-47.995605</text:p>
          </table:table-cell>
          <table:table-cell table:style-name="ce34" table:formula="of:=IF([.E26]=&quot;&quot;;[.C26];CONCATENATE([.C26];&quot; / &quot;;[.E26]))" office:value-type="string" office:string-value=":m 東和 PHOTO / 201027tu / 大船駅 / 大船ビル / １名 / 松電工（森下組） / 現場状況 / N-35-21-15.650024 E-139-31-47.995605 / N-35-21-15.650024 E-139-31-47.995605">
            <text:p>:m 東和 PHOTO / 201027tu / 大船駅 / 大船ビル / １名 / 松電工（森下組） / 現場状況 / N-35-21-15.650024 E-139-31-47.995605 / N-35-21-15.650024 E-139-31-47.99560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0-27_07-14-25_000.jpg</text:p>
          </table:table-cell>
          <table:table-cell table:style-name="ce8" office:value-type="string">
            <text:p>:m 東和 PHOTO / 201027tu / 大船駅 / 大船ビル / １名 / 松電工（森下組） / 現場状況 / N-35-21-15.650024 E-139-31-47.995605</text:p>
          </table:table-cell>
          <table:table-cell table:style-name="ce19"/>
          <table:table-cell table:style-name="ce4" table:formula="of:=[.F27]" office:value-type="string" office:string-value="N-35-21-15.650024 E-139-31-47.995605">
            <text:p>N-35-21-15.650024 E-139-31-47.995605</text:p>
          </table:table-cell>
          <table:table-cell table:style-name="ce4" office:value-type="string">
            <text:p>N-35-21-15.650024 E-139-31-47.995605</text:p>
          </table:table-cell>
          <table:table-cell table:style-name="ce34" table:formula="of:=IF([.E27]=&quot;&quot;;[.C27];CONCATENATE([.C27];&quot; / &quot;;[.E27]))" office:value-type="string" office:string-value=":m 東和 PHOTO / 201027tu / 大船駅 / 大船ビル / １名 / 松電工（森下組） / 現場状況 / N-35-21-15.650024 E-139-31-47.995605 / N-35-21-15.650024 E-139-31-47.995605">
            <text:p>:m 東和 PHOTO / 201027tu / 大船駅 / 大船ビル / １名 / 松電工（森下組） / 現場状況 / N-35-21-15.650024 E-139-31-47.995605 / N-35-21-15.650024 E-139-31-47.99560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0-27_07-14-32_000.jpg</text:p>
          </table:table-cell>
          <table:table-cell table:style-name="ce8" office:value-type="string">
            <text:p>:m 東和 PHOTO / 201027tu / 大船駅 / 大船ビル / １名 / 松電工（森下組） / 現場状況 / N-35-21-15.650024 E-139-31-47.995605</text:p>
          </table:table-cell>
          <table:table-cell table:style-name="ce18"/>
          <table:table-cell table:style-name="ce4" table:formula="of:=[.F28]" office:value-type="string" office:string-value="N-35-21-15.650024 E-139-31-47.995605">
            <text:p>N-35-21-15.650024 E-139-31-47.995605</text:p>
          </table:table-cell>
          <table:table-cell table:style-name="ce4" office:value-type="string">
            <text:p>N-35-21-15.650024 E-139-31-47.995605</text:p>
          </table:table-cell>
          <table:table-cell table:style-name="ce34" table:formula="of:=IF([.E28]=&quot;&quot;;[.C28];CONCATENATE([.C28];&quot; / &quot;;[.E28]))" office:value-type="string" office:string-value=":m 東和 PHOTO / 201027tu / 大船駅 / 大船ビル / １名 / 松電工（森下組） / 現場状況 / N-35-21-15.650024 E-139-31-47.995605 / N-35-21-15.650024 E-139-31-47.995605">
            <text:p>:m 東和 PHOTO / 201027tu / 大船駅 / 大船ビル / １名 / 松電工（森下組） / 現場状況 / N-35-21-15.650024 E-139-31-47.995605 / N-35-21-15.650024 E-139-31-47.99560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0-27_07-14-37_000.jpg</text:p>
          </table:table-cell>
          <table:table-cell table:style-name="ce8" office:value-type="string">
            <text:p>:m 東和 PHOTO / 201027tu / 大船駅 / 大船ビル / １名 / 松電工（森下組） / 現場状況 / N-35-21-14.345397 E-139-31-50.302734</text:p>
          </table:table-cell>
          <table:table-cell table:style-name="ce8"/>
          <table:table-cell table:style-name="ce4" table:formula="of:=[.F29]" office:value-type="string" office:string-value="N-35-21-14.345397 E-139-31-50.302734">
            <text:p>N-35-21-14.345397 E-139-31-50.302734</text:p>
          </table:table-cell>
          <table:table-cell table:style-name="ce4" office:value-type="string">
            <text:p>N-35-21-14.345397 E-139-31-50.302734</text:p>
          </table:table-cell>
          <table:table-cell table:style-name="ce34" table:formula="of:=IF([.E29]=&quot;&quot;;[.C29];CONCATENATE([.C29];&quot; / &quot;;[.E29]))" office:value-type="string" office:string-value=":m 東和 PHOTO / 201027tu / 大船駅 / 大船ビル / １名 / 松電工（森下組） / 現場状況 / N-35-21-14.345397 E-139-31-50.302734 / N-35-21-14.345397 E-139-31-50.302734">
            <text:p>:m 東和 PHOTO / 201027tu / 大船駅 / 大船ビル / １名 / 松電工（森下組） / 現場状況 / N-35-21-14.345397 E-139-31-50.302734 / N-35-21-14.345397 E-139-31-50.302734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10-27_07-17-47_000.jpg</text:p>
          </table:table-cell>
          <table:table-cell table:style-name="ce8" office:value-type="string">
            <text:p>:m 東和 PHOTO / 201027tu / 大船駅 / 大船ビル / １名 / 松電工（森下組） / 周囲：現場 / N-35-21-18.410339 E-139-31-50.467529</text:p>
          </table:table-cell>
          <table:table-cell table:style-name="ce17"/>
          <table:table-cell table:style-name="ce4" table:formula="of:=[.F30]" office:value-type="string" office:string-value="N-35-21-18.410339 E-139-31-50.467529">
            <text:p>N-35-21-18.410339 E-139-31-50.467529</text:p>
          </table:table-cell>
          <table:table-cell table:style-name="ce4" office:value-type="string">
            <text:p>N-35-21-18.410339 E-139-31-50.467529</text:p>
          </table:table-cell>
          <table:table-cell table:style-name="ce34" table:formula="of:=IF([.E30]=&quot;&quot;;[.C30];CONCATENATE([.C30];&quot; / &quot;;[.E30]))" office:value-type="string" office:string-value=":m 東和 PHOTO / 201027tu / 大船駅 / 大船ビル / １名 / 松電工（森下組） / 周囲：現場 / N-35-21-18.410339 E-139-31-50.467529 / N-35-21-18.410339 E-139-31-50.467529">
            <text:p>:m 東和 PHOTO / 201027tu / 大船駅 / 大船ビル / １名 / 松電工（森下組） / 周囲：現場 / N-35-21-18.410339 E-139-31-50.467529 / N-35-21-18.410339 E-139-31-50.467529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10-27_07-17-48_000.jpg</text:p>
          </table:table-cell>
          <table:table-cell table:style-name="ce8" office:value-type="string">
            <text:p>:m 東和 PHOTO / 201027tu / 大船駅 / 大船ビル / １名 / 松電工（森下組） / 周囲：現場 / N-35-21-18.410339 E-139-31-50.467529</text:p>
          </table:table-cell>
          <table:table-cell table:style-name="ce18"/>
          <table:table-cell table:style-name="ce4" table:formula="of:=[.F31]" office:value-type="string" office:string-value="N-35-21-18.410339 E-139-31-50.467529">
            <text:p>N-35-21-18.410339 E-139-31-50.467529</text:p>
          </table:table-cell>
          <table:table-cell table:style-name="ce4" office:value-type="string">
            <text:p>N-35-21-18.410339 E-139-31-50.467529</text:p>
          </table:table-cell>
          <table:table-cell table:style-name="ce34" table:formula="of:=IF([.E31]=&quot;&quot;;[.C31];CONCATENATE([.C31];&quot; / &quot;;[.E31]))" office:value-type="string" office:string-value=":m 東和 PHOTO / 201027tu / 大船駅 / 大船ビル / １名 / 松電工（森下組） / 周囲：現場 / N-35-21-18.410339 E-139-31-50.467529 / N-35-21-18.410339 E-139-31-50.467529">
            <text:p>:m 東和 PHOTO / 201027tu / 大船駅 / 大船ビル / １名 / 松電工（森下組） / 周囲：現場 / N-35-21-18.410339 E-139-31-50.467529 / N-35-21-18.410339 E-139-31-50.467529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10-27_07-17-56_000.jpg</text:p>
          </table:table-cell>
          <table:table-cell table:style-name="ce8" office:value-type="string">
            <text:p>:m 東和 PHOTO / 201027tu / 大船駅 / 大船ビル / １名 / 松電工（森下組） / 周囲：現場 / N-35-21-18.410339 E-139-31-50.467529</text:p>
          </table:table-cell>
          <table:table-cell table:style-name="ce19"/>
          <table:table-cell table:style-name="ce4" table:formula="of:=[.F32]" office:value-type="string" office:string-value="N-35-21-18.410339 E-139-31-50.467529">
            <text:p>N-35-21-18.410339 E-139-31-50.467529</text:p>
          </table:table-cell>
          <table:table-cell table:style-name="ce4" office:value-type="string">
            <text:p>N-35-21-18.410339 E-139-31-50.467529</text:p>
          </table:table-cell>
          <table:table-cell table:style-name="ce34" table:formula="of:=IF([.E32]=&quot;&quot;;[.C32];CONCATENATE([.C32];&quot; / &quot;;[.E32]))" office:value-type="string" office:string-value=":m 東和 PHOTO / 201027tu / 大船駅 / 大船ビル / １名 / 松電工（森下組） / 周囲：現場 / N-35-21-18.410339 E-139-31-50.467529 / N-35-21-18.410339 E-139-31-50.467529">
            <text:p>:m 東和 PHOTO / 201027tu / 大船駅 / 大船ビル / １名 / 松電工（森下組） / 周囲：現場 / N-35-21-18.410339 E-139-31-50.467529 / N-35-21-18.410339 E-139-31-50.467529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10-27_07-18-01_000.jpg</text:p>
          </table:table-cell>
          <table:table-cell table:style-name="ce8" office:value-type="string">
            <text:p>:m 東和 PHOTO / 201027tu / 大船駅 / 大船ビル / １名 / 松電工（森下組） / 周囲：現場 / N-35-21-18.36914 E-139-31-47.611083</text:p>
          </table:table-cell>
          <table:table-cell table:style-name="ce4"/>
          <table:table-cell table:style-name="ce4" table:formula="of:=[.F33]" office:value-type="string" office:string-value="N-35-21-18.36914 E-139-31-47.611083">
            <text:p>N-35-21-18.36914 E-139-31-47.611083</text:p>
          </table:table-cell>
          <table:table-cell table:style-name="ce4" office:value-type="string">
            <text:p>N-35-21-18.36914 E-139-31-47.611083</text:p>
          </table:table-cell>
          <table:table-cell table:style-name="ce34" table:formula="of:=IF([.E33]=&quot;&quot;;[.C33];CONCATENATE([.C33];&quot; / &quot;;[.E33]))" office:value-type="string" office:string-value=":m 東和 PHOTO / 201027tu / 大船駅 / 大船ビル / １名 / 松電工（森下組） / 周囲：現場 / N-35-21-18.36914 E-139-31-47.611083 / N-35-21-18.36914 E-139-31-47.611083">
            <text:p>:m 東和 PHOTO / 201027tu / 大船駅 / 大船ビル / １名 / 松電工（森下組） / 周囲：現場 / N-35-21-18.36914 E-139-31-47.611083 / N-35-21-18.36914 E-139-31-47.611083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10-27_07-18-07_000.jpg</text:p>
          </table:table-cell>
          <table:table-cell table:style-name="ce8" office:value-type="string">
            <text:p>:m 東和 PHOTO / 201027tu / 大船駅 / 大船ビル / １名 / 松電工（森下組） / 周囲：現場 / N-35-21-18.36914 E-139-31-47.611083</text:p>
          </table:table-cell>
          <table:table-cell table:style-name="ce4"/>
          <table:table-cell table:style-name="ce4" table:formula="of:=[.F34]" office:value-type="string" office:string-value="N-35-21-18.36914 E-139-31-47.611083">
            <text:p>N-35-21-18.36914 E-139-31-47.611083</text:p>
          </table:table-cell>
          <table:table-cell table:style-name="ce4" office:value-type="string">
            <text:p>N-35-21-18.36914 E-139-31-47.611083</text:p>
          </table:table-cell>
          <table:table-cell table:style-name="ce34" table:formula="of:=IF([.E34]=&quot;&quot;;[.C34];CONCATENATE([.C34];&quot; / &quot;;[.E34]))" office:value-type="string" office:string-value=":m 東和 PHOTO / 201027tu / 大船駅 / 大船ビル / １名 / 松電工（森下組） / 周囲：現場 / N-35-21-18.36914 E-139-31-47.611083 / N-35-21-18.36914 E-139-31-47.611083">
            <text:p>:m 東和 PHOTO / 201027tu / 大船駅 / 大船ビル / １名 / 松電工（森下組） / 周囲：現場 / N-35-21-18.36914 E-139-31-47.611083 / N-35-21-18.36914 E-139-31-47.611083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0-10-27_17-31-11_000.jpg</text:p>
          </table:table-cell>
          <table:table-cell table:style-name="ce16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21-12.0 E-139-31-43.0</text:p>
          </table:table-cell>
          <table:table-cell table:style-name="ce34" table:formula="of:=IF([.E35]=&quot;&quot;;[.C35];CONCATENATE([.C35];&quot; / &quot;;[.E3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0-10-27_21-01-22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4" table:formula="of:=IF([.E36]=&quot;&quot;;[.C36];CONCATENATE([.C36];&quot; / &quot;;[.E36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0-10-27_22-00-39_000.jpg</text:p>
          </table:table-cell>
          <table:table-cell table:style-name="ce8" office:value-type="string">
            <text:p>:m 東和 PHOTO / 201027tu / 大船駅 / 大船ビル / １名 / 松電工（森下組） / 日報</text:p>
          </table:table-cell>
          <table:table-cell table:style-name="ce19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4" table:formula="of:=IF([.E37]=&quot;&quot;;[.C37];CONCATENATE([.C37];&quot; / &quot;;[.E37]))" office:value-type="string" office:string-value=":m 東和 PHOTO / 201027tu / 大船駅 / 大船ビル / １名 / 松電工（森下組） / 日報">
            <text:p>:m 東和 PHOTO / 201027tu / 大船駅 / 大船ビル / １名 / 松電工（森下組） / 日報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0-10-27_22-02-22_000.jpg</text:p>
          </table:table-cell>
          <table:table-cell table:style-name="ce8" office:value-type="string">
            <text:p>:PHOTO 記録 / 物品 / ヤフオク取引 / 購入：尺八：届いたところ</text:p>
          </table:table-cell>
          <table:table-cell table:style-name="ce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38]=&quot;&quot;;[.C38];CONCATENATE([.C38];&quot; / &quot;;[.E38]))" office:value-type="string" office:string-value=":PHOTO 記録 / 物品 / ヤフオク取引 / 購入：尺八：届いたところ">
            <text:p>:PHOTO 記録 / 物品 / ヤフオク取引 / 購入：尺八：届いたとこ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0-10-27_22-02-30_000.jpg</text:p>
          </table:table-cell>
          <table:table-cell table:style-name="ce8" office:value-type="string">
            <text:p>:PHOTO 記録 / 物品 / ヤフオク取引 / 購入：尺八：届いたところ</text:p>
          </table:table-cell>
          <table:table-cell table:style-name="ce25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39]=&quot;&quot;;[.C39];CONCATENATE([.C39];&quot; / &quot;;[.E39]))" office:value-type="string" office:string-value=":PHOTO 記録 / 物品 / ヤフオク取引 / 購入：尺八：届いたところ">
            <text:p>:PHOTO 記録 / 物品 / ヤフオク取引 / 購入：尺八：届いたとこ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0-10-27_22-02-36_000.jpg</text:p>
          </table:table-cell>
          <table:table-cell table:style-name="ce8" office:value-type="string">
            <text:p>:PHOTO 記録 / 物品 / ヤフオク取引 / 購入：尺八：届いたところ</text:p>
          </table:table-cell>
          <table:table-cell table:style-name="ce16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4" table:formula="of:=IF([.E40]=&quot;&quot;;[.C40];CONCATENATE([.C40];&quot; / &quot;;[.E40]))" office:value-type="string" office:string-value=":PHOTO 記録 / 物品 / ヤフオク取引 / 購入：尺八：届いたところ">
            <text:p>:PHOTO 記録 / 物品 / ヤフオク取引 / 購入：尺八：届いたとこ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0-10-27_22-02-50_000.jpg</text:p>
          </table:table-cell>
          <table:table-cell table:style-name="ce8" office:value-type="string">
            <text:p>:PHOTO 記録 / 物品 / ヤフオク取引 / 購入：尺八：届いたところ</text:p>
          </table:table-cell>
          <table:table-cell table:style-name="ce25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41]=&quot;&quot;;[.C41];CONCATENATE([.C41];&quot; / &quot;;[.E41]))" office:value-type="string" office:string-value=":PHOTO 記録 / 物品 / ヤフオク取引 / 購入：尺八：届いたところ">
            <text:p>:PHOTO 記録 / 物品 / ヤフオク取引 / 購入：尺八：届いたとこ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string">
            <text:p>2020-10-27_22-02-54_000.jpg</text:p>
          </table:table-cell>
          <table:table-cell table:style-name="ce8" office:value-type="string">
            <text:p>:PHOTO 記録 / 物品 / ヤフオク取引 / 購入：尺八：届いたところ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42]=&quot;&quot;;[.C42];CONCATENATE([.C42];&quot; / &quot;;[.E42]))" office:value-type="string" office:string-value=":PHOTO 記録 / 物品 / ヤフオク取引 / 購入：尺八：届いたところ">
            <text:p>:PHOTO 記録 / 物品 / ヤフオク取引 / 購入：尺八：届いたとこ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string">
            <text:p>2020-10-27_22-02-57_000.jpg</text:p>
          </table:table-cell>
          <table:table-cell table:style-name="ce8" office:value-type="string">
            <text:p>:PHOTO 記録 / 物品 / ヤフオク取引 / 購入：尺八：届いたところ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43]=&quot;&quot;;[.C43];CONCATENATE([.C43];&quot; / &quot;;[.E43]))" office:value-type="string" office:string-value=":PHOTO 記録 / 物品 / ヤフオク取引 / 購入：尺八：届いたところ">
            <text:p>:PHOTO 記録 / 物品 / ヤフオク取引 / 購入：尺八：届いたとこ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4" office:value-type="string">
            <text:p>2020-10-27_22-03-22_000.jpg</text:p>
          </table:table-cell>
          <table:table-cell table:style-name="ce8" office:value-type="string">
            <text:p>:PHOTO 記録 / 物品 / ヤフオク取引 / 購入：尺八：届いたところ</text:p>
          </table:table-cell>
          <table:table-cell table:style-name="ce4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4" table:formula="of:=IF([.E44]=&quot;&quot;;[.C44];CONCATENATE([.C44];&quot; / &quot;;[.E44]))" office:value-type="string" office:string-value=":PHOTO 記録 / 物品 / ヤフオク取引 / 購入：尺八：届いたところ">
            <text:p>:PHOTO 記録 / 物品 / ヤフオク取引 / 購入：尺八：届いたとこ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4" office:value-type="string">
            <text:p>2020-10-27_22-04-27_000.jpg</text:p>
          </table:table-cell>
          <table:table-cell table:style-name="ce8" office:value-type="string">
            <text:p>:PHOTO 記録 / 物品 / ヤフオク取引 / 購入：尺八：届いたところ</text:p>
          </table:table-cell>
          <table:table-cell table:style-name="ce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45]=&quot;&quot;;[.C45];CONCATENATE([.C45];&quot; / &quot;;[.E45]))" office:value-type="string" office:string-value=":PHOTO 記録 / 物品 / ヤフオク取引 / 購入：尺八：届いたところ">
            <text:p>:PHOTO 記録 / 物品 / ヤフオク取引 / 購入：尺八：届いたとこ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4" office:value-type="string">
            <text:p>2020-10-27_22-41-03_000.jpg</text:p>
          </table:table-cell>
          <table:table-cell table:style-name="ce8" office:value-type="string">
            <text:p>:PHOTO 記録 / 物品 / ヤフオク取引 / 購入：尺八：届いたところ：伝票</text:p>
          </table:table-cell>
          <table:table-cell table:style-name="ce4"/>
          <table:table-cell table:style-name="ce4"/>
          <table:table-cell table:style-name="ce4" office:value-type="string">
            <text:p>N-35-35-28.477478 E-139-34-49.379882</text:p>
          </table:table-cell>
          <table:table-cell table:style-name="ce34" table:formula="of:=IF([.E46]=&quot;&quot;;[.C46];CONCATENATE([.C46];&quot; / &quot;;[.E46]))" office:value-type="string" office:string-value=":PHOTO 記録 / 物品 / ヤフオク取引 / 購入：尺八：届いたところ：伝票">
            <text:p>:PHOTO 記録 / 物品 / ヤフオク取引 / 購入：尺八：届いたところ：伝票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2020-10-27_22-47-10_000.jpg</text:p>
          </table:table-cell>
          <table:table-cell table:style-name="ce8" office:value-type="string">
            <text:p>:PHOTO 記録 / PC画面 / ヤフオク取引 / 購入：尺八 / 取引連絡：届いた旨</text:p>
          </table:table-cell>
          <table:table-cell table:style-name="ce4"/>
          <table:table-cell table:style-name="ce4"/>
          <table:table-cell table:style-name="ce4" office:value-type="string">
            <text:p>N-35-35-28.504943 E-139-34-49.434814</text:p>
          </table:table-cell>
          <table:table-cell table:style-name="ce34" table:formula="of:=IF([.E47]=&quot;&quot;;[.C47];CONCATENATE([.C47];&quot; / &quot;;[.E47]))" office:value-type="string" office:string-value=":PHOTO 記録 / PC画面 / ヤフオク取引 / 購入：尺八 / 取引連絡：届いた旨">
            <text:p>:PHOTO 記録 / PC画面 / ヤフオク取引 / 購入：尺八 / 取引連絡：届いた旨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4" office:value-type="string">
            <text:p>2020-10-28_01-01-43_000.jpg</text:p>
          </table:table-cell>
          <table:table-cell table:style-name="ce19" office:value-type="string">
            <text:p>:PHOTO 記録 / 経過記録；作ったもの / food=焼酎漬け / material=ニンニク；liquor=麦焼酎,time=1024-2324</text:p>
          </table:table-cell>
          <table:table-cell table:style-name="ce4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4" table:formula="of:=IF([.E48]=&quot;&quot;;[.C48];CONCATENATE([.C48];&quot; / &quot;;[.E48]))" office:value-type="string" office:string-value=":PHOTO 記録 / 経過記録；作ったもの / food=焼酎漬け / material=ニンニク；liquor=麦焼酎,time=1024-2324">
            <text:p>:PHOTO 記録 / 経過記録；作ったもの / food=焼酎漬け / material=ニンニク；liquor=麦焼酎,time=1024-2324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4" office:value-type="string">
            <text:p>2020-10-28_01-02-02_000.jpg</text:p>
          </table:table-cell>
          <table:table-cell table:style-name="ce19" office:value-type="string">
            <text:p>:PHOTO 記録 / 経過記録；作ったもの / food=焼酎漬け / material=ニンニク；liquor=麦焼酎,time=1024-2324,for=瓶の底に溜まっているもの：澱のような</text:p>
          </table:table-cell>
          <table:table-cell table:style-name="ce4"/>
          <table:table-cell table:style-name="ce4"/>
          <table:table-cell table:style-name="ce4" office:value-type="string">
            <text:p>N-35-35-28.546142 E-139-34-48.940429</text:p>
          </table:table-cell>
          <table:table-cell table:style-name="ce34" table:formula="of:=IF([.E49]=&quot;&quot;;[.C49];CONCATENATE([.C49];&quot; / &quot;;[.E49]))" office:value-type="string" office:string-value=":PHOTO 記録 / 経過記録；作ったもの / food=焼酎漬け / material=ニンニク；liquor=麦焼酎,time=1024-2324,for=瓶の底に溜まっているもの：澱のような">
            <text:p>:PHOTO 記録 / 経過記録；作ったもの / food=焼酎漬け / material=ニンニク；liquor=麦焼酎,time=1024-2324,for=瓶の底に溜まっているもの：澱のような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4" office:value-type="string">
            <text:p>2020-10-28_01-02-24_000.jpg</text:p>
          </table:table-cell>
          <table:table-cell table:style-name="ce8" office:value-type="string">
            <text:p>:PHOTO 記録 / 経過記録；作ったもの / food=焼酎漬け / material=ペパーミント；liquor=麦焼酎,time=1020-2331</text:p>
          </table:table-cell>
          <table:table-cell table:style-name="ce4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50]=&quot;&quot;;[.C50];CONCATENATE([.C50];&quot; / &quot;;[.E50]))" office:value-type="string" office:string-value=":PHOTO 記録 / 経過記録；作ったもの / food=焼酎漬け / material=ペパーミント；liquor=麦焼酎,time=1020-2331">
            <text:p>:PHOTO 記録 / 経過記録；作ったもの / food=焼酎漬け / material=ペパーミント；liquor=麦焼酎,time=1020-233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4" office:value-type="string">
            <text:p>2020-10-28_01-04-08_000.jpg</text:p>
          </table:table-cell>
          <table:table-cell table:style-name="ce8" office:value-type="string">
            <text:p>:PHOTO 記録 / 経過記録；作ったもの / food=焼酎漬け / material=大葉；liquor=麦焼酎,time=1020-2331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51]=&quot;&quot;;[.C51];CONCATENATE([.C51];&quot; / &quot;;[.E51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4" office:value-type="string">
            <text:p>2020-10-28_01-04-16_000.jpg</text:p>
          </table:table-cell>
          <table:table-cell table:style-name="ce8" office:value-type="string">
            <text:p>:PHOTO 記録 / 経過記録；作ったもの / food=焼酎漬け / material=ローズマリー；liquor=麦焼酎,time=1023-2331</text:p>
          </table:table-cell>
          <table:table-cell table:style-name="ce4"/>
          <table:table-cell table:style-name="ce4"/>
          <table:table-cell table:style-name="ce4" office:value-type="string">
            <text:p>N-35-35-28.559875 E-139-34-49.489746</text:p>
          </table:table-cell>
          <table:table-cell table:style-name="ce34" table:formula="of:=IF([.E52]=&quot;&quot;;[.C52];CONCATENATE([.C52];&quot; / &quot;;[.E52]))" office:value-type="string" office:string-value=":PHOTO 記録 / 経過記録；作ったもの / food=焼酎漬け / material=ローズマリー；liquor=麦焼酎,time=1023-2331">
            <text:p>:PHOTO 記録 / 経過記録；作ったもの / food=焼酎漬け / material=ローズマリー；liquor=麦焼酎,time=1023-233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4" office:value-type="string">
            <text:p>2020-10-28_03-48-00_000.jpg</text:p>
          </table:table-cell>
          <table:table-cell table:style-name="ce18" office:value-type="string">
            <text:p>:m :PHOTO 寝た時刻 / 2020</text:p>
          </table:table-cell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string" office:string-value=":m :PHOTO 寝た時刻 / 2020">
            <text:p>:m :PHOTO 寝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2X-X / category=melody,inst=piano,for=XX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020/10/28</text:date>, <text:time>14:30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28T14:30:18.01</dc:date>
    <dc:creator>iwabuchi ken</dc:creator>
    <meta:editing-duration>P27DT6H58M12S</meta:editing-duration>
    <meta:editing-cycles>10228</meta:editing-cycles>
    <meta:document-statistic meta:table-count="1" meta:cell-count="569" meta:object-count="0"/>
  </office:meta>
</office:document-meta>
</file>